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erif" svg:font-family="'DejaVu Serif'"/>
    <style:font-face style:name="StarSymbol" svg:font-family="StarSymbol"/>
    <style:font-face style:name="Tahoma1" svg:font-family="Tahoma"/>
    <style:font-face style:name="DejaVu Sans Mono" svg:font-family="'DejaVu Sans Mono'" style:font-family-generic="swiss" style:font-pitch="fixed"/>
    <style:font-face style:name="DejaVu Serif1" svg:font-family="'DejaVu Serif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DejaVu Serif1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DejaVu Serif1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text-properties style:font-name="DejaVu Serif1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DejaVu Serif1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DejaVu Sans Mono"/>
    </style:style>
    <style:style style:name="T6" style:family="text">
      <style:text-properties style:font-name="DejaVu Serif1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ct Names</text:h>
      <text:p text:style-name="Standard">Object names are <text:span text:style-name="T4">only to be used in the UI, for the user to be able to identify objects in lists</text:span><text:span text:style-name="T4"><text:note text:id="ftn1" text:note-class="footnote"><text:note-citation>1</text:note-citation><text:note-body><text:p text:style-name="P1">A possible exception to this is in .kst files, but I think we should use a different, static, not user visible unique ID here.</text:p></text:note-body></text:note></text:span><text:span text:style-name="T4">. <text:s/>Kst internals should not use object names for identification. <text:s/>So, for example, equations keep a broken down version of the equation, with the data objects held as </text:span><text:span text:style-name="T1">ptr</text:span><text:span text:style-name="T4">s. <text:s/>When populating the equation dialog, the names are re-inserted. <text:s/>This way, object names can change, and everything still works.</text:span></text:p>
      <text:p text:style-name="P1"/>
      <text:p text:style-name="P1">Object names need only be unique to avoid ambiguity with the user. <text:s/>So there can be a primitive (eg, vector), a data object (eg, a psd), a relation (eg, a curve), and a view object (eg, a plot) all named <text:span text:style-name="T5">GYRO1</text:span>. <text:s/>But there can't be two primitives named <text:span text:style-name="T5">GYRO1</text:span> (eg, a vector and a scalar) because that would be ambiguous in an equation.</text:p>
      <text:p text:style-name="P1"/>
      <text:p text:style-name="P1">Object names can be in one of two states: </text:p>
      <text:list text:style-name="L1">
        <text:list-item>
          <text:p text:style-name="P7">auto generated</text:p>
        </text:list-item>
        <text:list-item>
          <text:p text:style-name="P7">manually set.</text:p>
        </text:list-item>
      </text:list>
      <text:p text:style-name="P1"/>
      <text:p text:style-name="P1">If auto generated, then the name can change if its status changes. <text:s/>If manually set, the name becomes static unless changed manually.</text:p>
      <text:p text:style-name="P1"/>
      <text:p text:style-name="P1">Autogenerated names should not have the type embedded in them (eg, no C- for curves, or V2- for vectors, <text:span text:style-name="T3">unless</text:span> there would be a collision, in which case a -&lt;typeID&gt;&lt;int&gt; will be appended to the name. <text:s/>If types are needed by the UI (eg, in the data manager) they should be explicitly provided separate from the object name.</text:p>
      <text:h text:style-name="Heading_20_3" text:outline-level="3">Automatic DataVector names:</text:h>
      <text:list text:style-name="L2">
        <text:list-item>
          <text:p text:style-name="P9">If there is only one primitive of &lt;fieldname&gt; use:</text:p>
        </text:list-item>
      </text:list>
      <text:p text:style-name="P5">&lt;Field name&gt;</text:p>
      <text:p text:style-name="P6">eg. GYRO1</text:p>
      <text:p text:style-name="P2"/>
      <text:list text:style-name="L3">
        <text:list-item>
          <text:p text:style-name="P13">If there are more than 1 GYRO1 primitives, but they are from different data sources use:</text:p>
        </text:list-item>
      </text:list>
      <text:p text:style-name="P5">&lt;Data Source&gt;/&lt;Field Name&gt;</text:p>
      <text:p text:style-name="P6">eg, /data/flightdir/GYRO1</text:p>
      <text:p text:style-name="P1"/>
      <text:list text:style-name="L4">
        <text:list-item>
          <text:p text:style-name="P10">If there are more than 1 GYRO1 primitives and they are from the same data source, but have different lengths or sample properties:</text:p>
        </text:list-item>
      </text:list>
      <text:p text:style-name="P3">&lt;Field Name&gt;(&lt;start frame&gt;:&lt;num frames&gt;[:&lt;framesPerSample&gt;[:a]])</text:p>
      <text:p text:style-name="P5"><text:span text:style-name="T5">eg, GYRO1(100:1000) </text:span><text:span text:style-name="T6">or, if needed</text:span><text:span text:style-name="T5"> GYRO1(100:1000:2:a)</text:span></text:p>
      <text:p text:style-name="P1"/>
      <text:list text:style-name="L5">
        <text:list-item>
          <text:p text:style-name="P11">If there are more than 1 GYRO1 primitives, and some are from different data sources, and some have different lengths use:</text:p>
        </text:list-item>
      </text:list>
      <text:p text:style-name="P3"><text:soft-page-break/>&lt;Data Source&gt;/&lt;Field Name&gt;(&lt;start frame&gt;:&lt;num frames&gt;[:&lt;framesPerSample&gt;[:a]])</text:p>
      <text:p text:style-name="P4">eg, /data/flightdir/GYRO1(100:1000)</text:p>
      <text:p text:style-name="P1"/>
      <text:p text:style-name="P1">Remaining collisions are resolved by appending a “-V&lt;int&gt;” <text:s/>(eg, “-V1”) to the field. <text:s text:c="2"/></text:p>
      <text:h text:style-name="Heading_20_3" text:outline-level="3">Automatic curve names:</text:h>
      <text:p text:style-name="P1"><text:tab/>If there is only one curve using &lt;yvector&gt; as the y vector use:</text:p>
      <text:p text:style-name="P1"><text:tab/><text:tab/>&lt;yvectorname&gt;</text:p>
      <text:p text:style-name="P6"><text:span text:style-name="T6">eg,</text:span> GYRO1</text:p>
      <text:p text:style-name="P2"/>
      <text:p text:style-name="P2"><text:tab/>If there are more than one curve using &lt;yvector&gt; as the Y vector use:</text:p>
      <text:p text:style-name="P2"><text:tab/><text:tab/>“&lt;yvectorname&gt; vs &lt;xvectorname&gt;”</text:p>
      <text:p text:style-name="P6"><text:span text:style-name="T6">eg,</text:span> GYRO1 vs INDEX</text:p>
      <text:p text:style-name="P2"/>
      <text:p text:style-name="P2"><text:tab/>If there would be a name collision with another relation, append a -C&lt;int&gt;.</text:p>
      <text:p text:style-name="P2"><text:tab/><text:tab/>eg, <text:span text:style-name="T5">GYRO1 vs INDEX-C2</text:span></text:p>
      <text:h text:style-name="Heading_20_3" text:outline-level="3">Automatic Image names: </text:h>
      <text:p text:style-name="P2"><text:tab/>Same rules as curves, except use -I as a typeId.</text:p>
      <text:h text:style-name="Heading_20_3" text:outline-level="3">Data object names:</text:h>
      <text:p text:style-name="P2"><text:tab/>When it makes sense, use the primary vector name.</text:p>
      <text:p text:style-name="P2"><text:span text:style-name="T6"><text:tab/>If this name would give a collision with another data object, append -&lt;TYPEID&gt;&lt;int&gt;. <text:s/></text:span><text:s text:c="2"/></text:p>
      <text:p text:style-name="P2"/>
      <text:p text:style-name="P14"><text:tab/>Data object<text:tab/><text:tab/>TypeId<text:tab/><text:tab/>Eg</text:p>
      <text:p text:style-name="P2"><text:tab/>Spectrum<text:tab/><text:tab/><text:tab/>P<text:tab/><text:tab/><text:tab/><text:span text:style-name="T5">GYRO1-P1</text:span></text:p>
      <text:p text:style-name="P2"><text:tab/>Histogram<text:tab/><text:tab/><text:tab/>H<text:tab/><text:tab/><text:tab/><text:span text:style-name="T5">GYRO1-H1</text:span></text:p>
      <text:p text:style-name="P2"><text:tab/>Spectrogram<text:tab/><text:tab/>S<text:tab/><text:tab/><text:tab/><text:span text:style-name="T5">GYRO1-S1</text:span></text:p>
      <text:h text:style-name="Heading_20_3" text:outline-level="3">Plugin object names:</text:h>
      <text:p text:style-name="P2"><text:tab/>Use the same rules as data object names, but each plugin might want to provide a typeID. <text:s/>A low pass filter with a name clash might be </text:p>
      <text:p text:style-name="P2"><text:tab/><text:tab/>eg<text:span text:style-name="T5"><text:tab/>GYRO1-LP1</text:span>.<text:tab/></text:p>
      <text:p text:style-name="P2"/>
      <text:h text:style-name="Heading_20_3" text:outline-level="3">How to chose the uniqueness index:</text:h>
      <text:p text:style-name="Text_20_body">In names which have to resort to -&lt;typeID&gt;&lt;int&gt;, the only requirement on &lt;int&gt; is that it is different than any other object with the same prefix. <text:s/>Rather than insisting that the index start at 1 for the first example, and increase, as GYRO-P1, GYRO-P2, GYRO-P3, in parallel with BOLO-C1, BOLO-C2, BOLO-C3 ..., <text:s/>each object can get a unique integer at creation time which it keeps forever, ready to be used if a name collision ever appears, and which it can never lose or change. <text:s/>So, for the above example, you might have GRYO-C1, GYRO-C2, BOLO-<text:soft-page-break/>C3, GYRO-C4, BOLO-C5, BOLO-C6 if that were the order of creation. <text:s/>If the suffix is not needed, it is not shown. <text:s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erif" svg:font-family="'DejaVu Serif'"/>
    <style:font-face style:name="StarSymbol" svg:font-family="StarSymbol"/>
    <style:font-face style:name="Tahoma1" svg:font-family="Tahoma"/>
    <style:font-face style:name="DejaVu Sans Mono" svg:font-family="'DejaVu Sans Mono'" style:font-family-generic="swiss" style:font-pitch="fixed"/>
    <style:font-face style:name="DejaVu Serif1" svg:font-family="'DejaVu Serif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19T11:22:23</meta:creation-date>
    <dc:date>2008-02-21T22:11:49</dc:date>
    <meta:editing-cycles>6</meta:editing-cycles>
    <meta:editing-duration>PT11H42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6" meta:word-count="662" meta:character-count="3725"/>
  </office:meta>
</office:document-meta>
</file>